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automatic-styles>
    <style:style style:name="P1" style:parent-style-name="Heading1" style:master-page-name="MP0" style:family="paragraph">
      <style:paragraph-properties fo:break-before="page" fo:margin-left="0.3in" fo:text-indent="-0.3in">
        <style:tab-stops>
          <style:tab-stop style:type="right" style:position="6.393in"/>
        </style:tab-stops>
      </style:paragraph-properties>
    </style:style>
    <style:style style:name="P3" style:parent-style-name="Heading2" style:family="paragraph"/>
    <style:style style:name="P4" style:parent-style-name="Heading2" style:family="paragraph"/>
    <style:style style:name="P5" style:parent-style-name="Heading2" style:family="paragraph"/>
    <style:style style:name="P6" style:parent-style-name="Heading2" style:family="paragraph"/>
    <style:style style:name="P7" style:parent-style-name="Heading2" style:family="paragraph">
      <style:paragraph-properties fo:margin-left="0.4in" fo:text-indent="-0.4in">
        <style:tab-stops>
          <style:tab-stop style:type="right" style:position="6.293in"/>
        </style:tab-stops>
      </style:paragraph-properties>
    </style:style>
    <style:style style:name="P8" style:parent-style-name="Heading2" style:family="paragraph">
      <style:paragraph-properties fo:margin-left="0.4in" fo:text-indent="-0.4in">
        <style:tab-stops>
          <style:tab-stop style:type="right" style:position="6.293in"/>
        </style:tab-stops>
      </style:paragraph-properties>
    </style:style>
    <style:style style:name="P9" style:parent-style-name="Heading2" style:family="paragraph">
      <style:paragraph-properties fo:margin-left="0.4in" fo:text-indent="-0.4in">
        <style:tab-stops>
          <style:tab-stop style:type="right" style:position="6.293in"/>
        </style:tab-stops>
      </style:paragraph-properties>
    </style:style>
    <style:style style:name="P10" style:parent-style-name="Heading2" style:family="paragraph">
      <style:paragraph-properties fo:margin-left="0.4in" fo:text-indent="-0.4in">
        <style:tab-stops>
          <style:tab-stop style:type="right" style:position="6.293in"/>
        </style:tab-stops>
      </style:paragraph-properties>
    </style:style>
    <style:style style:name="P11" style:parent-style-name="Textbody" style:list-style-name="OrgBulletedList" style:family="paragraph"/>
    <style:style style:name="P12" style:parent-style-name="Textbody" style:list-style-name="OrgBulletedList" style:family="paragraph"/>
    <style:style style:name="P13" style:parent-style-name="Textbody" style:list-style-name="OrgBulletedList" style:family="paragraph"/>
    <style:style style:name="P14" style:parent-style-name="Textbody" style:list-style-name="OrgBulletedList" style:family="paragraph"/>
    <style:style style:name="P15" style:parent-style-name="Heading2" style:family="paragraph">
      <style:paragraph-properties fo:margin-left="0.4in" fo:text-indent="-0.4in">
        <style:tab-stops>
          <style:tab-stop style:type="right" style:position="6.293in"/>
        </style:tab-stops>
      </style:paragraph-properties>
    </style:style>
    <style:style style:name="P16" style:parent-style-name="Heading2" style:family="paragraph">
      <style:paragraph-properties fo:margin-left="0.4in" fo:text-indent="-0.4in">
        <style:tab-stops>
          <style:tab-stop style:type="right" style:position="6.293in"/>
        </style:tab-stops>
      </style:paragraph-properties>
    </style:style>
    <style:style style:name="P17" style:parent-style-name="Heading2" style:family="paragraph"/>
    <style:style style:name="P18" style:parent-style-name="Heading2" style:family="paragraph">
      <style:paragraph-properties fo:margin-left="0.4in" fo:text-indent="-0.4in">
        <style:tab-stops>
          <style:tab-stop style:type="right" style:position="6.293in"/>
        </style:tab-stops>
      </style:paragraph-properties>
    </style:style>
    <style:style style:name="P19" style:parent-style-name="Heading2" style:family="paragraph">
      <style:paragraph-properties fo:margin-left="0.4in" fo:text-indent="-0.4in">
        <style:tab-stops>
          <style:tab-stop style:type="right" style:position="6.293in"/>
        </style:tab-stops>
      </style:paragraph-properties>
    </style:style>
    <style:style style:name="P20" style:parent-style-name="Heading2" style:family="paragraph">
      <style:paragraph-properties fo:margin-left="0.4in" fo:text-indent="-0.4in">
        <style:tab-stops>
          <style:tab-stop style:type="right" style:position="6.293in"/>
        </style:tab-stops>
      </style:paragraph-properties>
    </style:style>
    <style:style style:name="P21" style:parent-style-name="Heading2" style:family="paragraph">
      <style:paragraph-properties fo:margin-left="0.4in" fo:text-indent="-0.4in">
        <style:tab-stops>
          <style:tab-stop style:type="right" style:position="6.293in"/>
        </style:tab-stops>
      </style:paragraph-properties>
    </style:style>
    <style:style style:name="P22" style:parent-style-name="Heading3" style:family="paragraph">
      <style:paragraph-properties fo:margin-left="0.5in" fo:text-indent="-0.5in">
        <style:tab-stops>
          <style:tab-stop style:type="right" style:position="6.193in"/>
        </style:tab-stops>
      </style:paragraph-properties>
    </style:style>
    <style:style style:name="P23" style:parent-style-name="Heading3" style:family="paragraph">
      <style:paragraph-properties fo:margin-left="0.5in" fo:text-indent="-0.5in">
        <style:tab-stops>
          <style:tab-stop style:type="right" style:position="6.193in"/>
        </style:tab-stops>
      </style:paragraph-properties>
    </style:style>
    <style:style style:name="P24" style:parent-style-name="Textbody" style:list-style-name="OrgBulletedList" style:family="paragraph"/>
    <style:style style:name="P25" style:parent-style-name="Textbody" style:list-style-name="OrgBulletedList" style:family="paragraph"/>
    <style:style style:name="P26" style:parent-style-name="Textbody" style:list-style-name="OrgBulletedList" style:family="paragraph"/>
    <style:style style:name="P27" style:parent-style-name="Textbody" style:list-style-name="OrgBulletedList" style:family="paragraph"/>
    <style:style style:name="P28" style:parent-style-name="Textbody" style:list-style-name="OrgBulletedList" style:family="paragraph"/>
    <style:style style:name="P29" style:parent-style-name="Textbody" style:list-style-name="OrgBulletedList" style:family="paragraph"/>
    <style:style style:name="P30" style:parent-style-name="Heading3" style:family="paragraph"/>
    <style:style style:name="P31" style:parent-style-name="Heading3" style:family="paragraph"/>
    <style:style style:name="P32" style:parent-style-name="Textbody" style:list-style-name="OrgBulletedList" style:family="paragraph"/>
    <style:style style:name="P33" style:parent-style-name="Textbody" style:list-style-name="OrgBulletedList" style:family="paragraph"/>
    <style:style style:name="P34" style:parent-style-name="Heading3" style:family="paragraph">
      <style:paragraph-properties fo:margin-left="0.5in" fo:text-indent="-0.5in">
        <style:tab-stops>
          <style:tab-stop style:type="right" style:position="6.193in"/>
        </style:tab-stops>
      </style:paragraph-properties>
    </style:style>
    <style:style style:name="P35" style:parent-style-name="Heading3" style:family="paragraph">
      <style:paragraph-properties fo:margin-left="0.5in" fo:text-indent="-0.5in">
        <style:tab-stops>
          <style:tab-stop style:type="right" style:position="6.193in"/>
        </style:tab-stops>
      </style:paragraph-properties>
    </style:style>
    <style:style style:name="P36" style:parent-style-name="Heading3" style:family="paragraph">
      <style:paragraph-properties fo:margin-left="0.5in" fo:text-indent="-0.5in">
        <style:tab-stops>
          <style:tab-stop style:type="right" style:position="6.193in"/>
        </style:tab-stops>
      </style:paragraph-properties>
    </style:style>
    <style:style style:name="P37" style:parent-style-name="Heading3" style:family="paragraph">
      <style:paragraph-properties fo:margin-left="0.5in" fo:text-indent="-0.5in">
        <style:tab-stops>
          <style:tab-stop style:type="right" style:position="6.193in"/>
        </style:tab-stops>
      </style:paragraph-properties>
    </style:style>
    <style:style style:name="P38" style:parent-style-name="Heading2" style:family="paragraph">
      <style:paragraph-properties fo:margin-left="0.4in" fo:text-indent="-0.4in">
        <style:tab-stops>
          <style:tab-stop style:type="right" style:position="6.293in"/>
        </style:tab-stops>
      </style:paragraph-properties>
    </style:style>
    <style:style style:name="P39" style:parent-style-name="Heading2" style:family="paragraph">
      <style:paragraph-properties fo:margin-left="0.4in" fo:text-indent="-0.4in">
        <style:tab-stops>
          <style:tab-stop style:type="right" style:position="6.293in"/>
        </style:tab-stops>
      </style:paragraph-properties>
    </style:style>
    <style:style style:name="P40" style:parent-style-name="Heading3" style:family="paragraph"/>
    <style:style style:name="P41" style:parent-style-name="Textbody" style:list-style-name="OrgBulletedList" style:family="paragraph"/>
    <style:style style:name="P42" style:parent-style-name="Heading3" style:family="paragraph">
      <style:paragraph-properties fo:margin-left="0.5in" fo:text-indent="-0.5in">
        <style:tab-stops>
          <style:tab-stop style:type="right" style:position="6.193in"/>
        </style:tab-stops>
      </style:paragraph-properties>
    </style:style>
    <style:style style:name="P43" style:parent-style-name="Textbody" style:list-style-name="OrgBulletedList" style:family="paragraph"/>
    <style:style style:name="P44" style:parent-style-name="Heading3" style:family="paragraph">
      <style:paragraph-properties fo:margin-left="0.5in" fo:text-indent="-0.5in">
        <style:tab-stops>
          <style:tab-stop style:type="right" style:position="6.193in"/>
        </style:tab-stops>
      </style:paragraph-properties>
    </style:style>
    <style:style style:name="P45" style:parent-style-name="Textbody" style:list-style-name="OrgBulletedList" style:family="paragraph"/>
    <style:style style:name="P46" style:parent-style-name="Textbody" style:list-style-name="OrgBulletedList" style:family="paragraph"/>
    <style:style style:name="P47" style:parent-style-name="Heading2" style:family="paragraph">
      <style:paragraph-properties fo:margin-left="0.4in" fo:text-indent="-0.4in">
        <style:tab-stops>
          <style:tab-stop style:type="right" style:position="6.293in"/>
        </style:tab-stops>
      </style:paragraph-properties>
    </style:style>
    <style:style style:name="P48" style:parent-style-name="Heading3" style:family="paragraph">
      <style:paragraph-properties fo:margin-left="0.5in" fo:text-indent="-0.5in">
        <style:tab-stops>
          <style:tab-stop style:type="right" style:position="6.193in"/>
        </style:tab-stops>
      </style:paragraph-properties>
    </style:style>
    <style:style style:name="P49" style:parent-style-name="Heading3" style:family="paragraph">
      <style:paragraph-properties fo:margin-left="0.5in" fo:text-indent="-0.5in">
        <style:tab-stops>
          <style:tab-stop style:type="right" style:position="6.193in"/>
        </style:tab-stops>
      </style:paragraph-properties>
    </style:style>
    <style:style style:name="P50" style:parent-style-name="Textbody" style:list-style-name="OrgBulletedList" style:family="paragraph"/>
    <style:style style:name="P51" style:parent-style-name="Textbody" style:list-style-name="OrgBulletedList" style:family="paragraph"/>
    <style:style style:name="P52" style:parent-style-name="Textbody" style:list-style-name="OrgBulletedList" style:family="paragraph"/>
    <style:style style:name="P53" style:parent-style-name="Textbody" style:list-style-name="OrgBulletedList" style:family="paragraph"/>
    <style:style style:name="P54" style:parent-style-name="Heading3" style:family="paragraph">
      <style:paragraph-properties fo:margin-left="0.5in" fo:text-indent="-0.5in">
        <style:tab-stops>
          <style:tab-stop style:type="right" style:position="6.193in"/>
        </style:tab-stops>
      </style:paragraph-properties>
    </style:style>
    <style:style style:name="P55" style:parent-style-name="Heading3" style:family="paragraph">
      <style:paragraph-properties fo:margin-left="0.5in" fo:text-indent="-0.5in">
        <style:tab-stops>
          <style:tab-stop style:type="right" style:position="6.193in"/>
        </style:tab-stops>
      </style:paragraph-properties>
    </style:style>
    <style:style style:name="P56" style:parent-style-name="Textbody" style:list-style-name="OrgBulletedList" style:family="paragraph"/>
    <style:style style:name="P57" style:parent-style-name="Textbody" style:list-style-name="OrgBulletedList" style:family="paragraph"/>
    <style:style style:name="P58" style:parent-style-name="Heading3" style:family="paragraph">
      <style:paragraph-properties fo:margin-left="0.5in" fo:text-indent="-0.5in">
        <style:tab-stops>
          <style:tab-stop style:type="right" style:position="6.193in"/>
        </style:tab-stops>
      </style:paragraph-properties>
    </style:style>
    <style:style style:name="P59" style:parent-style-name="Heading3" style:family="paragraph">
      <style:paragraph-properties fo:margin-left="0.5in" fo:text-indent="-0.5in">
        <style:tab-stops>
          <style:tab-stop style:type="right" style:position="6.193in"/>
        </style:tab-stops>
      </style:paragraph-properties>
    </style:style>
    <style:style style:name="P60" style:parent-style-name="Textbody" style:list-style-name="OrgBulletedList" style:family="paragraph"/>
    <style:style style:name="P61" style:parent-style-name="Textbody" style:list-style-name="OrgBulletedList" style:family="paragraph"/>
    <style:style style:name="P62" style:parent-style-name="Textbody" style:list-style-name="OrgBulletedList" style:family="paragraph"/>
    <style:style style:name="P63" style:parent-style-name="Textbody" style:list-style-name="OrgBulletedList" style:family="paragraph"/>
    <style:style style:name="P64" style:parent-style-name="Textbody" style:list-style-name="OrgBulletedList" style:family="paragraph"/>
  </office:automatic-styles>
  <office:body>
    <office:text text:use-soft-page-breaks="true">
      <text:h text:style-name="P1" text:outline-level="1"><text:bookmark-start text:name="org91e587b"/><text:bookmark-start text:name="OrgXref.org91e587b"/><text:bookmark-end text:name="org91e587b"/>syllabus<text:bookmark-end text:name="OrgXref.org91e587b"/></text:h>
      <text:h text:style-name="P3" text:outline-level="2"><text:bookmark-start text:name="org86582d3"/><text:bookmark-start text:name="OrgXref.org86582d3"/><text:bookmark-end text:name="org86582d3"/></text:h>
      <text:h text:style-name="P4" text:outline-level="2">course information<text:bookmark-end text:name="OrgXref.org86582d3"/></text:h>
      <text:p text:style-name="Textbody">Summer 2025</text:p>
      <text:p text:style-name="Textbody">606 Pratt Manhattan Campus</text:p>
      <text:p text:style-name="Textbody">M/Th 10:00 AM - 1:50 PM</text:p>
      <text:p text:style-name="Textbody">5/27/2025 - 7/8/2025</text:p>
      <text:p text:style-name="Textbody">Credits: 3</text:p>
      <text:p text:style-name="Textbody">Prerequisites or other restrictions: INFO 664</text:p>
      <text:h text:style-name="P5" text:outline-level="2"><text:bookmark-start text:name="org75fe0c5"/><text:bookmark-start text:name="OrgXref.org75fe0c5"/><text:bookmark-end text:name="org75fe0c5"/></text:h>
      <text:h text:style-name="P6" text:outline-level="2">instructor contact information<text:bookmark-end text:name="OrgXref.org75fe0c5"/></text:h>
      <text:p text:style-name="Textbody">Filipa Calado, PhD (she/her)</text:p>
      <text:p text:style-name="Textbody">Office Location: Pratt Manhattan Campus, room 602</text:p>
      <text:p text:style-name="Textbody">Office Hours: by appointment (summer only)</text:p>
      <text:p text:style-name="Textbody">Phone: 718-687-5194</text:p>
      <text:p text:style-name="Textbody">Email: fcalado@pratt.edu</text:p>
      <text:p text:style-name="Textbody">Zoom:<text:s/><text:a xlink:href="https://pratt.zoom.us/my/fcalado" office:target-frame-name="_top" xlink:show="replace">https://pratt.zoom.us/my/fcalado</text:a></text:p>
      <text:p text:style-name="Textbody">Website:<text:s/><text:a xlink:href="https://filipacalado.com" office:target-frame-name="_top" xlink:show="replace">https://filipacalado.com</text:a></text:p>
      <text:h text:style-name="P7" text:outline-level="2"><text:bookmark-start text:name="org689367c"/><text:bookmark-start text:name="OrgXref.org689367c"/><text:bookmark-end text:name="org689367c"/></text:h>
      <text:h text:style-name="P8" text:outline-level="2">course description<text:bookmark-end text:name="OrgXref.org689367c"/></text:h>
      <text:p text:style-name="Textbody">This course offers a practical introduction to building bots in Python alongside a critical examination of algorithmic bias. Students will learn core programming skills like data collection and API interaction in order to create web crawlers and social media bots. In parallel, students will explore the ethical consequences of automated systems on social platforms, such as the amplification of misinformation and bias that perpetuate social inequalities and discrimination. This course will equip students with the critical perspectives and technical skills to analyze automated systems in a world increasingly shaped by AI and algorithmic decision-making. This course is intended for students interested in both technical development and the social impacts of automation.</text:p>
      <text:h text:style-name="P9" text:outline-level="2"><text:bookmark-start text:name="orgda06e63"/><text:bookmark-start text:name="OrgXref.orgda06e63"/><text:bookmark-end text:name="orgda06e63"/></text:h>
      <text:h text:style-name="P10" text:outline-level="2">student learning outcomes:<text:bookmark-end text:name="OrgXref.orgda06e63"/></text:h>
      <text:p text:style-name="Textbody">Upon successful completion of this course, students will be able to:</text:p>
      <text:list text:style-name="OrgBulletedList">
        <text:list-item text:start-value="0">
          <text:p text:style-name="P11">develop programming literacies for working with popular software in Python for web crawling and API usage.</text:p>
        </text:list-item>
        <text:list-item>
          <text:p text:style-name="P12">gain hands-on experience in computational data collection and parsing.</text:p>
        </text:list-item>
        <text:list-item>
          <text:p text:style-name="P13">identify and explain how choices in bot design, such as source selection, keyword filtering, and data processing, can introduce and/or amplify biases.</text:p>
        </text:list-item>
        <text:list-item>
          <text:p text:style-name="P14">critically assess the societal impact of bots, especially those used in social media, evaluating how bots might influence information visibility and public discourse.</text:p>
        </text:list-item>
      </text:list>
      <text:h text:style-name="P15" text:outline-level="2"><text:bookmark-start text:name="orgc538325"/><text:bookmark-start text:name="OrgXref.orgc538325"/><text:bookmark-end text:name="orgc538325"/></text:h>
      <text:h text:style-name="P16" text:outline-level="2">course format<text:bookmark-end text:name="OrgXref.orgc538325"/></text:h>
      <text:p text:style-name="Textbody">This course will be held in hybrid format, with the first four weeks of meetings (May 29 - June 23) in person, and the last two weeks of meetings (June 26 - July 7) on zoom.</text:p>
      <text:p text:style-name="Textbody">Our sessions will be split evently between lecture, individual practice, and group work. This contrasts with the prerequisite course, INFO 664, which focused more heavily on lecture.</text:p>
      <text:p text:style-name="Textbody">For each meeting, one 30-minute break will take place from approximately 12:00pm-12:30pm.</text:p>
      <text:h text:style-name="P17" text:outline-level="2"><text:bookmark-start text:name="orgad94651"/><text:bookmark-start text:name="OrgXref.orgad94651"/><text:bookmark-end text:name="orgad94651"/>course materials<text:bookmark-end text:name="OrgXref.orgad94651"/></text:h>
      <text:p text:style-name="Textbody">Having a personal laptop (not a tablet) where you can install software is essential for this class.</text:p>
      <text:p text:style-name="Textbody">All assignments and readings will be provided electronically and hosted on github at<text:s/><text:a xlink:href="https://gofilipa.github.io/how2bot" office:target-frame-name="_top" xlink:show="replace">https:gofilipa.github.io/how2bot</text:a>.</text:p>
      <text:h text:style-name="P18" text:outline-level="2"><text:bookmark-start text:name="org74c8c73"/><text:bookmark-start text:name="OrgXref.org74c8c73"/><text:bookmark-end text:name="org74c8c73"/></text:h>
      <text:h text:style-name="P19" text:outline-level="2">class communication<text:bookmark-end text:name="OrgXref.org74c8c73"/></text:h>
      <text:p text:style-name="Textbody">The instructor will contact you via your pratt email (linked to Canvas). If you don't check that email frequently, please remember to do so for this class or set up mail forwarding.</text:p>
      <text:p text:style-name="Textbody">The best avenue for contacting the instructor is via email, at fcalado@pratt.edu. Response time should be within 2 business days, otherwise feel free to follow up.</text:p>
      <text:h text:style-name="P20" text:outline-level="2"><text:bookmark-start text:name="org9978c42"/><text:bookmark-start text:name="OrgXref.org9978c42"/><text:bookmark-end text:name="org9978c42"/></text:h>
      <text:h text:style-name="P21" text:outline-level="2">course schedule<text:bookmark-end text:name="OrgXref.org9978c42"/></text:h>
      <text:h text:style-name="P22" text:outline-level="3"><text:bookmark-start text:name="orgc876295"/><text:bookmark-start text:name="OrgXref.orgc876295"/><text:bookmark-end text:name="orgc876295"/></text:h>
      <text:h text:style-name="P23" text:outline-level="3">unit 1 web crawling bots - 2 weeks<text:bookmark-end text:name="OrgXref.orgc876295"/></text:h>
      <text:p text:style-name="Textbody"><text:bookmark-start text:name="org4fc8b8c"/><text:bookmark-start text:name="OrgXref.org4fc8b8c"/><text:bookmark-end text:name="org4fc8b8c"/></text:p>
      <text:p text:style-name="Textbody">May 29, session 1: intro to Python &amp; web scraping with bs4<text:bookmark-end text:name="OrgXref.org4fc8b8c"/></text:p>
      <text:p text:style-name="Textbody"/>
      <text:p text:style-name="Textbody">homework: find 2 scrapable sites</text:p>
      <text:list text:style-name="OrgBulletedList" text:continue-numbering="true">
        <text:list-item>
          <text:list>
            <text:list-item>
              <text:p text:style-name="P24">find 2 websites to scrape. Make sure if they are scrapable with bs4. Why are you interested in this data? What could you do with it?</text:p>
            </text:list-item>
          </text:list>
        </text:list-item>
      </text:list>
      <text:p text:style-name="Textbody"><text:bookmark-start text:name="orge84e70a"/><text:bookmark-start text:name="OrgXref.orge84e70a"/><text:bookmark-end text:name="orge84e70a"/></text:p>
      <text:p text:style-name="Textbody">June 2, session 2: scrapy &amp; the scrapy shell<text:bookmark-end text:name="OrgXref.orge84e70a"/></text:p>
      <text:p text:style-name="Textbody"/>
      <text:soft-page-break/>
      <text:p text:style-name="Textbody">homework: reading response<text:s/><text:span text:style-name="Emphasis">Compost Engineers</text:span><text:s/>chapters 1 &amp; 2</text:p>
      <text:list text:style-name="OrgBulletedList" text:continue-numbering="true">
        <text:list-item>
          <text:list>
            <text:list-item>
              <text:p text:style-name="P25">Joana Varon and Lucía Egaña Rojas. Chapters 1 &amp; 2 from<text:s/><text:span text:style-name="Emphasis">Compost Engineers and Sus Saberes Lentos: A Manifest for Regenerative Technologies</text:span>. Coding Rights, 2024,<text:s/><text:a xlink:href="https://codingrights.org/docs/compost_engineers.pdf" office:target-frame-name="_top" xlink:show="replace">https://codingrights.org/docs/compost_engineers.pdf</text:a>.</text:p>
            </text:list-item>
            <text:list-item>
              <text:p text:style-name="P26">Prompt: Pick an idea from the reading that interests you (either because you agree with it, disagree with it, or are otherwise provoked by it) and explain why. 1 page.</text:p>
            </text:list-item>
          </text:list>
        </text:list-item>
      </text:list>
      <text:p text:style-name="Textbody"><text:bookmark-start text:name="org8796522"/><text:bookmark-start text:name="OrgXref.org8796522"/><text:bookmark-end text:name="org8796522"/></text:p>
      <text:p text:style-name="Textbody">June 5, session 3: blockers &amp; XHR<text:bookmark-end text:name="OrgXref.org8796522"/></text:p>
      <text:p text:style-name="Textbody"/>
      <text:p text:style-name="Textbody">homework:<text:s/><text:span text:style-name="Emphasis">Compost Engineers</text:span><text:s/>chapters 3 &amp; 4</text:p>
      <text:list text:style-name="OrgBulletedList" text:continue-numbering="true">
        <text:list-item>
          <text:list>
            <text:list-item>
              <text:p text:style-name="P27">Joana Varon and Lucía Egaña Rojas. Chapters 3 &amp; 4 from<text:s/><text:span text:style-name="Emphasis">Compost Engineers and Sus Saberes Lentos: A Manifest for Regenerative Technologies</text:span>. Coding Rights, 2024,<text:s/><text:a xlink:href="https://codingrights.org/docs/compost_engineers.pdf" office:target-frame-name="_top" xlink:show="replace">https://codingrights.org/docs/compost_engineers.pdf</text:a>.</text:p>
            </text:list-item>
            <text:list-item>
              <text:p text:style-name="P28">Prompt: From the authors' proposals, what do you find useful or surprising, and what do you have doubts about? 1 page.</text:p>
            </text:list-item>
          </text:list>
        </text:list-item>
      </text:list>
      <text:p text:style-name="Textbody"><text:bookmark-start text:name="org75a88af"/><text:bookmark-start text:name="OrgXref.org75a88af"/><text:bookmark-end text:name="org75a88af"/></text:p>
      <text:p text:style-name="Textbody">June 9, session 4: selenium<text:bookmark-end text:name="OrgXref.org75a88af"/></text:p>
      <text:p text:style-name="Textbody"/>
      <text:p text:style-name="Textbody">assignment: web scraping</text:p>
      <text:list text:style-name="OrgBulletedList" text:continue-numbering="true">
        <text:list-item>
          <text:list>
            <text:list-item>
              <text:p text:style-name="P29">Using either scrapy or selenium, scrape some data from a website that you couldn't scrape before.</text:p>
            </text:list-item>
          </text:list>
        </text:list-item>
      </text:list>
      <text:h text:style-name="P30" text:outline-level="3"><text:bookmark-start text:name="orgbc0cdd2"/><text:bookmark-start text:name="OrgXref.orgbc0cdd2"/><text:bookmark-end text:name="orgbc0cdd2"/></text:h>
      <text:h text:style-name="P31" text:outline-level="3">unit 2 chat bots - 1.5 weeks<text:bookmark-end text:name="OrgXref.orgbc0cdd2"/></text:h>
      <text:p text:style-name="Textbody"><text:bookmark-start text:name="org497189d"/><text:bookmark-start text:name="OrgXref.org497189d"/><text:bookmark-end text:name="org497189d"/></text:p>
      <text:p text:style-name="Textbody">June 12, session 5: spaCy for processing text<text:bookmark-end text:name="OrgXref.org497189d"/></text:p>
      <text:p text:style-name="Textbody"/>
      <text:p text:style-name="Textbody">homework: ACLU tech &amp; privacy analysis write-up</text:p>
      <text:list text:style-name="OrgBulletedList" text:continue-numbering="true">
        <text:list-item>
          <text:list>
            <text:list-item>
              <text:p text:style-name="P32">Choose a recent topic from this page; write up analysis of what is going on, and your opinion on the issue. How does the issue handle privacy rights and ethical uses of data?<text:s/><text:a xlink:href="https://www.aclu.org/press-releases?issue=privacy-technology" office:target-frame-name="_top" xlink:show="replace">https://www.aclu.org/press-releases?issue=privacy-technology</text:a></text:p>
            </text:list-item>
          </text:list>
        </text:list-item>
      </text:list>
      <text:p text:style-name="Textbody"><text:bookmark-start text:name="org4f46809"/><text:bookmark-start text:name="OrgXref.org4f46809"/><text:bookmark-end text:name="org4f46809"/></text:p>
      <text:p text:style-name="Textbody">June 16, session 6: spacy continued, intro to transformers<text:bookmark-end text:name="OrgXref.org4f46809"/></text:p>
      <text:p text:style-name="Textbody"/>
      <text:p text:style-name="Textbody">homework: run a task on your own data</text:p>
      <text:p text:style-name="Textbody"><text:bookmark-start text:name="org07cf6a4"/><text:bookmark-start text:name="OrgXref.org07cf6a4"/><text:bookmark-end text:name="org07cf6a4"/></text:p>
      <text:p text:style-name="Textbody">June 19, session 7: transformers continued<text:bookmark-end text:name="OrgXref.org07cf6a4"/></text:p>
      <text:p text:style-name="Textbody"/>
      <text:p text:style-name="Textbody">assignment: dataset proposal</text:p>
      <text:soft-page-break/>
      <text:list text:style-name="OrgBulletedList" text:continue-numbering="true">
        <text:list-item>
          <text:list>
            <text:list-item>
              <text:p text:style-name="P33">What is the dataset you'd like to create for your final project? Where would you get the data, and how would you transform it? You can consider tools from this class (like text generation, named entity recognition, pattern matching), or you can consider other possibilities for transforming your data. 1 page, double spaced.</text:p>
            </text:list-item>
          </text:list>
        </text:list-item>
      </text:list>
      <text:h text:style-name="P34" text:outline-level="3"><text:bookmark-start text:name="org72064de"/><text:bookmark-start text:name="OrgXref.org72064de"/><text:bookmark-end text:name="org72064de"/></text:h>
      <text:h text:style-name="P35" text:outline-level="3">unit 3 social media bots - 1.5 weeks<text:bookmark-end text:name="OrgXref.org72064de"/></text:h>
      <text:p text:style-name="Textbody"><text:bookmark-start text:name="org09e442e"/><text:bookmark-start text:name="OrgXref.org09e442e"/><text:bookmark-end text:name="org09e442e"/></text:p>
      <text:p text:style-name="Textbody">June 23, session 8: twitter bots<text:bookmark-end text:name="OrgXref.org09e442e"/></text:p>
      <text:p text:style-name="Textbody">homework: make a plan for actions steps by next class</text:p>
      <text:p text:style-name="Textbody"><text:bookmark-start text:name="org08aad24"/><text:bookmark-start text:name="OrgXref.org08aad24"/><text:bookmark-end text:name="org08aad24"/></text:p>
      <text:p text:style-name="Textbody">(online) June 26, session 9: group projects<text:bookmark-end text:name="OrgXref.org08aad24"/></text:p>
      <text:p text:style-name="Textbody">homework: work on projects</text:p>
      <text:p text:style-name="Textbody"><text:bookmark-start text:name="org69b82e2"/><text:bookmark-start text:name="OrgXref.org69b82e2"/><text:bookmark-end text:name="org69b82e2"/></text:p>
      <text:p text:style-name="Textbody">(online) June 30, session 10: group projects continued<text:bookmark-end text:name="OrgXref.org69b82e2"/></text:p>
      <text:p text:style-name="Textbody">homework: project proposal</text:p>
      <text:h text:style-name="P36" text:outline-level="3"><text:bookmark-start text:name="orgc0b28ba"/><text:bookmark-start text:name="OrgXref.orgc0b28ba"/><text:bookmark-end text:name="orgc0b28ba"/></text:h>
      <text:h text:style-name="P37" text:outline-level="3">Unit 4 project workshops &amp; presentations - 1 week<text:bookmark-end text:name="OrgXref.orgc0b28ba"/></text:h>
      <text:p text:style-name="Textbody"><text:bookmark-start text:name="org0de3fa4"/><text:bookmark-start text:name="OrgXref.org0de3fa4"/><text:bookmark-end text:name="org0de3fa4"/></text:p>
      <text:p text:style-name="Textbody">(online) July 3, final projects<text:bookmark-end text:name="OrgXref.org0de3fa4"/></text:p>
      <text:p text:style-name="Textbody">homework: work on projects</text:p>
      <text:p text:style-name="Textbody"><text:bookmark-start text:name="orgc664c83"/><text:bookmark-start text:name="OrgXref.orgc664c83"/><text:bookmark-end text:name="orgc664c83"/></text:p>
      <text:p text:style-name="Textbody">(online) July 7, final project presentations<text:bookmark-end text:name="OrgXref.orgc664c83"/></text:p>
      <text:h text:style-name="P38" text:outline-level="2"><text:bookmark-start text:name="org76b5f3f"/><text:bookmark-start text:name="OrgXref.org76b5f3f"/><text:bookmark-end text:name="org76b5f3f"/></text:h>
      <text:h text:style-name="P39" text:outline-level="2">assignments<text:bookmark-end text:name="OrgXref.org76b5f3f"/></text:h>
      <text:h text:style-name="P40" text:outline-level="3"><text:bookmark-start text:name="org50bb743"/><text:bookmark-start text:name="OrgXref.org50bb743"/><text:bookmark-end text:name="org50bb743"/>participation (30%)<text:bookmark-end text:name="OrgXref.org50bb743"/></text:h>
      <text:list text:style-name="OrgBulletedList">
        <text:list-item text:start-value="0">
          <text:p text:style-name="P41">Includes in-class engagement, and completing and sharing homework</text:p>
        </text:list-item>
      </text:list>
      <text:h text:style-name="P42" text:outline-level="3"><text:bookmark-start text:name="orgcc8ae32"/><text:bookmark-start text:name="OrgXref.orgcc8ae32"/><text:bookmark-end text:name="orgcc8ae32"/>unit assignments (30%)<text:bookmark-end text:name="OrgXref.orgcc8ae32"/></text:h>
      <text:list text:style-name="OrgBulletedList">
        <text:list-item text:start-value="0">
          <text:p text:style-name="P43">Average score of 3 assignments at the end of units 1-3</text:p>
        </text:list-item>
      </text:list>
      <text:h text:style-name="P44" text:outline-level="3"><text:bookmark-start text:name="org421f34b"/><text:bookmark-start text:name="OrgXref.org421f34b"/><text:bookmark-end text:name="org421f34b"/>final project: some bot! (40%)<text:bookmark-end text:name="OrgXref.org421f34b"/></text:h>
      <text:list text:style-name="OrgBulletedList">
        <text:list-item text:start-value="0">
          <text:p text:style-name="P45">A final project that takes some data from web scraping or APIs, and uses it as the content for a bot.</text:p>
        </text:list-item>
        <text:list-item>
          <text:p text:style-name="P46">bot to be automated and published on github.</text:p>
        </text:list-item>
      </text:list>
      <text:h text:style-name="P47" text:outline-level="2"><text:bookmark-start text:name="orgac80a4a"/><text:bookmark-start text:name="OrgXref.orgac80a4a"/><text:bookmark-end text:name="orgac80a4a"/><text:soft-page-break/>recommended readings<text:bookmark-end text:name="OrgXref.orgac80a4a"/></text:h>
      <text:h text:style-name="P48" text:outline-level="3"><text:bookmark-start text:name="org6433bff"/><text:bookmark-start text:name="OrgXref.org6433bff"/><text:bookmark-end text:name="org6433bff"/></text:h>
      <text:h text:style-name="P49" text:outline-level="3">on data gathering and web scraping<text:bookmark-end text:name="OrgXref.org6433bff"/></text:h>
      <text:list text:style-name="OrgBulletedList">
        <text:list-item text:start-value="0">
          <text:p text:style-name="P50">Dodge, Jesse, et al. “Documenting Large Webtext Corpora: A Case Study on the Colossal Clean Crawled Corpus.” Proceedings of the 2021 Conference on Empirical Methods in Natural Language Processing, edited by Marie-Francine Moens et al., Association for Computational Linguistics, 2021, pp. 1286–305. ACLWeb,<text:s/><text:a xlink:href="https://doi.org/10.18653/v1/2021.emnlp-main.98" office:target-frame-name="_top" xlink:show="replace">https://doi.org/10.18653/v1/2021.emnlp-main.98</text:a>.</text:p>
        </text:list-item>
        <text:list-item>
          <text:p text:style-name="P51">Jo, Eun Seo, and Timnit Gebru. “Lessons from Archives: Strategies for Collecting Sociocultural Data in Machine Learning.” Proceedings of the 2020 Conference on Fairness, Accountability, and Transparency, Association for Computing Machinery, 2020, pp. 306–16. ACM Digital Library,<text:s/><text:a xlink:href="https://doi.org/10.1145/3351095.3372829" office:target-frame-name="_top" xlink:show="replace">https://doi.org/10.1145/3351095.3372829</text:a>.</text:p>
        </text:list-item>
        <text:list-item>
          <text:p text:style-name="P52">Chan, Anita Say. Predatory Data: Eugenics in Big Tech and Our Fight for an Independent Future. University of California Press, 2025. library.oapen.org,<text:s/><text:a xlink:href="https://doi.org/10.1525/luminos.215" office:target-frame-name="_top" xlink:show="replace">https://doi.org/10.1525/luminos.215</text:a>.</text:p>
        </text:list-item>
        <text:list-item>
          <text:p text:style-name="P53">Métraux, Julia. “Eugenics Isn’t Dead—It’s Thriving in Tech.” Mother Jones,<text:s/><text:a xlink:href="https://www.motherjones.com/politics/2025/01/eugenics-isnt-dead-its-thriving-in-tech/" office:target-frame-name="_top" xlink:show="replace">https://www.motherjones.com/politics/2025/01/eugenics-isnt-dead-its-thriving-in-tech/</text:a>. Accessed 14 Feb. 2025.</text:p>
        </text:list-item>
      </text:list>
      <text:h text:style-name="P54" text:outline-level="3"><text:bookmark-start text:name="orgde8219b"/><text:bookmark-start text:name="OrgXref.orgde8219b"/><text:bookmark-end text:name="orgde8219b"/></text:h>
      <text:h text:style-name="P55" text:outline-level="3">on machine learning<text:bookmark-end text:name="OrgXref.orgde8219b"/></text:h>
      <text:list text:style-name="OrgBulletedList">
        <text:list-item text:start-value="0">
          <text:p text:style-name="P56">Alammar, Jay. The Illustrated BERT, ELMo, and Co. (How NLP Cracked Transfer Learning).<text:s/><text:a xlink:href="https://jalammar.github.io/illustrated-bert/" office:target-frame-name="_top" xlink:show="replace">https://jalammar.github.io/illustrated-bert/</text:a>. Accessed 14 Apr. 2025.</text:p>
        </text:list-item>
        <text:list-item>
          <text:p text:style-name="P57">Alammar, Jay. The Illustrated DeepSeek-R1. 10 Feb. 2025,<text:s/><text:a xlink:href="https://newsletter.languagemodels.co/p/the-illustrated-deepseek-r1" office:target-frame-name="_top" xlink:show="replace">https://newsletter.languagemodels.co/p/the-illustrated-deepseek-r1</text:a>.</text:p>
        </text:list-item>
      </text:list>
      <text:h text:style-name="P58" text:outline-level="3"><text:bookmark-start text:name="org49c4696"/><text:bookmark-start text:name="OrgXref.org49c4696"/><text:bookmark-end text:name="org49c4696"/></text:h>
      <text:h text:style-name="P59" text:outline-level="3">case studies of algorithmic bias &amp; audits<text:bookmark-end text:name="OrgXref.org49c4696"/></text:h>
      <text:list text:style-name="OrgBulletedList">
        <text:list-item text:start-value="0">
          <text:p text:style-name="P60">Hada, Rishav, et al. “Akal Badi Ya Bias: An Exploratory Study of Gender Bias in Hindi Language Technology.” The 2024 ACM Conference on Fairness, Accountability, and Transparency, ACM, 2024, pp. 1926–39. DOI.org (Crossref),<text:s/><text:a xlink:href="https://doi.org/10.1145/3630106.3659017" office:target-frame-name="_top" xlink:show="replace">https://doi.org/10.1145/3630106.3659017</text:a>.</text:p>
        </text:list-item>
        <text:list-item>
          <text:p text:style-name="P61">Gajjala, Radhika, et al. “Get the Hammer out! Breaking Computational Tools for Feminist, Intersectional ‘Small Data’ Research.” Journal of Digital Social Research, vol. 6, no. 2, 2, May 2024, pp. 9–26. jdsr.se,<text:s/><text:a xlink:href="https://doi.org/10.33621/jdsr.v6i2.193" office:target-frame-name="_top" xlink:show="replace">https://doi.org/10.33621/jdsr.v6i2.193</text:a>.</text:p>
        </text:list-item>
        <text:list-item>
          <text:p text:style-name="P62">Tang, Ningjing, et al. “AI Failure Cards: Understanding and Supporting Grassroots Efforts to Mitigate AI Failures in Homeless Services.” The 2024 ACM Conference on Fairness, Accountability, and Transparency, ACM, 2024, pp. 713–32. DOI.org (Crossref),<text:s/><text:a xlink:href="https://doi.org/10.1145/3630106.3658935" office:target-frame-name="_top" xlink:show="replace">https://doi.org/10.1145/3630106.3658935</text:a>.</text:p>
        </text:list-item>
        <text:list-item>
          <text:p text:style-name="P63">Groves, Lara, et al. “Auditing Work: Exploring the New York City Algorithmic Bias Audit Regime.” The 2024 ACM Conference on Fairness, Accountability, and Transparency, ACM, 2024, pp. 1107–20. DOI.org (Crossref),<text:s/><text:a xlink:href="https://doi.org/10.1145/3630106.3658959" office:target-frame-name="_top" xlink:show="replace">https://doi.org/10.1145/3630106.3658959</text:a>.</text:p>
        </text:list-item>
        <text:list-item>
          <text:p text:style-name="P64">Costanza-Chock, Sasha, et al. “Who Audits the Auditors? Recommendations from a Field Scan of the Algorithmic Auditing Ecosystem.” Proceedings of the 2022 ACM Conference on Fairness, Accountability, and Transparency, Association for Computing Machinery, 2022, pp. 1571–83. ACM Digital Library,<text:s/><text:a xlink:href="https://doi.org/10.1145/3531146.3533213" office:target-frame-name="_top" xlink:show="replace">https://doi.org/10.1145/3531146.3533213</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NSimSun" svg:font-family="NSimSun" style:font-family-generic="modern" style:font-pitch="fixed" svg:panose-1="2 1 6 9 3 1 1 1 1 1"/>
    <style:font-face style:name="OpenSymbol" svg:font-family="OpenSymbol" style:font-family-generic="system" svg:panose-1="2 11 6 4 2 2 2 2 2 4"/>
    <style:font-face style:name="Mangal" svg:font-family="Mangal" style:font-family-generic="roman" style:font-pitch="variable" svg:panose-1="2 4 5 3 5 2 3 3 2 2"/>
    <style:font-face style:name="Aptos Display" svg:font-family="Aptos Display" style:font-family-generic="swiss" style:font-pitch="variable" svg:panose-1="2 11 0 4 2 2 2 2 2 4"/>
    <style:font-face style:name="Aptos" svg:font-family="Aptos" style:font-family-generic="swiss" style:font-pitch="variable" svg:panose-1="2 11 0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background-fill draw:fill="solid"/>
      </style:paragraph-properties>
      <style:text-properties style:font-name="Times New Roman" style:font-name-asian="SimSun"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Heading7" style:display-name="Heading 7" style:family="paragraph" style:parent-style-name="Heading" style:next-style-name="Textbody" style:default-outline-level="7">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text-properties fo:font-weight="bold" style:font-weight-asian="bold" style:font-weight-complex="bold" fo:hyphenate="false"/>
    </style:style>
    <style:style style:name="Heading9" style:display-name="Heading 9" style:family="paragraph" style:parent-style-name="Heading" style:next-style-name="Textbody" style:default-outline-level="9">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rgOutline" style:display-name="OrgOutline">
      <text:list-level-style-number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ab-stops>
          <style:tab-stop style:type="right" style:position="6.693in"/>
        </style:tab-stops>
      </style:paragraph-properties>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_20_1_unnumbered" style:display-name="Heading_20_1_unnumbered" style:family="paragraph" style:parent-style-name="Heading1" style:default-outline-level="1">
      <style:text-properties fo:hyphenate="false"/>
    </style:style>
    <style:style style:name="Heading_20_2_unnumbered" style:display-name="Heading_20_2_unnumbered" style:family="paragraph" style:parent-style-name="Heading2" style:default-outline-level="2">
      <style:text-properties fo:hyphenate="false"/>
    </style:style>
    <style:style style:name="Heading_20_3_unnumbered" style:display-name="Heading_20_3_unnumbered" style:family="paragraph" style:parent-style-name="Heading3" style:default-outline-level="3">
      <style:text-properties fo:hyphenate="false"/>
    </style:style>
    <style:style style:name="Heading_20_4_unnumbered" style:display-name="Heading_20_4_unnumbered" style:family="paragraph" style:parent-style-name="Heading4" style:default-outline-level="4">
      <style:text-properties fo:hyphenate="false"/>
    </style:style>
    <style:style style:name="Heading_20_5_unnumbered" style:display-name="Heading_20_5_unnumbered" style:family="paragraph" style:parent-style-name="Heading5" style:default-outline-level="5">
      <style:text-properties fo:hyphenate="false"/>
    </style:style>
    <style:style style:name="Heading_20_6_unnumbered" style:display-name="Heading_20_6_unnumbered" style:family="paragraph" style:parent-style-name="Heading6" style:default-outline-level="6">
      <style:text-properties fo:hyphenate="false"/>
    </style:style>
    <style:style style:name="Heading_20_7_unnumbered" style:display-name="Heading_20_7_unnumbered" style:family="paragraph" style:parent-style-name="Heading7" style:default-outline-level="7">
      <style:text-properties fo:hyphenate="false"/>
    </style:style>
    <style:style style:name="Heading_20_8_unnumbered" style:display-name="Heading_20_8_unnumbered" style:family="paragraph" style:parent-style-name="Heading8" style:default-outline-level="8">
      <style:text-properties fo:hyphenate="false"/>
    </style:style>
    <style:style style:name="Heading_20_9_unnumbered" style:display-name="Heading_20_9_unnumbered" style:family="paragraph" style:parent-style-name="Heading9" style:default-outline-level="9">
      <style:text-properties fo:hyphenate="false"/>
    </style:style>
    <style:style style:name="Heading10" style:display-name="Heading 10" style:family="paragraph" style:parent-style-name="Heading" style:next-style-name="Textbody">
      <style:text-properties fo:font-weight="bold" style:font-weight-asian="bold" style:font-weight-complex="bold" fo:hyphenate="false"/>
    </style:style>
    <style:style style:name="Heading_20_10_unnumbered" style:display-name="Heading_20_10_unnumbered" style:family="paragraph" style:parent-style-name="Heading10">
      <style:text-properties fo:hyphenate="false"/>
    </style:style>
    <style:style style:name="Heading1.title" style:display-name="Heading 1.title" style:family="paragraph" style:parent-style-name="Heading1" style:default-outline-level="1">
      <style:paragraph-properties fo:text-align="center"/>
      <style:text-properties fo:hyphenate="false"/>
    </style:style>
    <style:style style:name="Title" style:display-name="Title" style:family="paragraph" style:parent-style-name="Heading" style:next-style-name="Subtitle">
      <style:paragraph-properties fo:text-align="center"/>
      <style:text-properties fo:font-weight="bold" style:font-weight-asian="bold" style:font-weight-complex="bold" fo:font-size="18pt" style:font-size-asian="18pt" style:font-size-complex="18pt" fo:hyphenate="false"/>
    </style:style>
    <style:style style:name="OrgTitle" style:display-name="OrgTitle" style:family="paragraph" style:parent-style-name="Title">
      <style:paragraph-properties fo:margin-top="0in" fo:margin-bottom="0in"/>
      <style:text-properties fo:font-size="24pt" style:font-size-asian="24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OrgSubtitle" style:display-name="OrgSubtitle" style:family="paragraph" style:parent-style-name="Subtitle">
      <style:paragraph-properties fo:margin-top="0in" fo:margin-bottom="0in"/>
      <style:text-properties fo:font-size="20pt" style:font-size-asian="20pt" fo:hyphenate="false"/>
    </style:style>
    <style:style style:name="Textbodyindent" style:display-name="Text body indent" style:family="paragraph" style:parent-style-name="Textbody">
      <style:paragraph-properties fo:margin-left="0.1965in">
        <style:tab-stops/>
      </style:paragraph-properties>
      <style:text-properties fo:hyphenate="false"/>
    </style:style>
    <style:style style:name="ListIndent" style:display-name="List Indent" style:family="paragraph" style:parent-style-name="Textbody">
      <style:paragraph-properties fo:margin-left="1.9687in" fo:text-indent="-1.7715in">
        <style:tab-stops>
          <style:tab-stop style:type="left" style:position="0in"/>
        </style:tab-stops>
      </style:paragraph-properties>
      <style:text-properties fo:hyphenate="false"/>
    </style:style>
    <style:style style:name="Firstlineindent" style:display-name="First line indent" style:family="paragraph" style:parent-style-name="Textbody">
      <style:paragraph-properties fo:text-indent="0.1965in"/>
      <style:text-properties fo:hyphenate="false"/>
    </style:style>
    <style:style style:name="Hangingindent" style:display-name="Hanging indent" style:family="paragraph" style:parent-style-name="Textbody">
      <style:paragraph-properties fo:margin-left="0.3937in" fo:text-indent="-0.1965in">
        <style:tab-stops>
          <style:tab-stop style:type="left" style:position="0in"/>
        </style:tab-stops>
      </style:paragraph-properties>
      <style:text-properties fo:hyphenate="false"/>
    </style:style>
    <style:style style:name="Salutation" style:display-name="Salutation"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Index">
      <style:paragraph-properties fo:margin-left="0.7861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Index">
      <style:paragraph-properties fo:margin-left="0.9826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Index">
      <style:paragraph-properties fo:margin-left="1.1791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Index">
      <style:paragraph-properties fo:margin-left="1.3756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Index">
      <style:paragraph-properties fo:margin-left="1.5722in">
        <style:tab-stops>
          <style:tab-stop style:type="right" style:leader-style="dotted" style:leader-text="." style:position="5.1208in"/>
        </style:tab-stops>
      </style:paragraph-properties>
      <style:text-properties fo:hyphenate="false"/>
    </style:style>
    <style:style style:name="Contents10" style:display-name="Contents 10" style:family="paragraph" style:parent-style-name="Index">
      <style:paragraph-properties fo:margin-left="1.7687in">
        <style:tab-stops>
          <style:tab-stop style:type="right" style:leader-style="dotted" style:leader-text="." style:position="4.9243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OrgFootnoteQuotations" style:display-name="OrgFootnoteQuotations" style:family="paragraph" style:parent-style-name="Footnote">
      <style:paragraph-properties fo:margin-bottom="0.1965in" fo:margin-left="0.3937in" fo:margin-right="0.3937in" fo:text-indent="0in">
        <style:tab-stops/>
      </style:paragraph-properties>
      <style:text-properties fo:hyphenate="false"/>
    </style:style>
    <style:style style:name="PreformattedText" style:display-name="Preformatted Text" style:family="paragraph" style:parent-style-name="Standard">
      <style:text-properties style:font-name="Courier New" style:font-name-asian="NSimSun" style:font-name-complex="Courier New" fo:font-size="10pt" style:font-size-asian="10pt" style:font-size-complex="10pt" fo:hyphenate="false"/>
    </style:style>
    <style:style style:name="OrgVerse" style:display-name="OrgVerse" style:family="paragraph" style:parent-style-name="PreformattedText">
      <style:text-properties fo:hyphenate="false"/>
    </style:style>
    <style:style style:name="OrgClock" style:display-name="OrgClock" style:family="paragraph" style:parent-style-name="Textbody">
      <style:paragraph-properties fo:margin-bottom="0in"/>
      <style:text-properties fo:hyphenate="false"/>
    </style:style>
    <style:style style:name="OrgClockLastLine" style:display-name="OrgClockLastLine" style:family="paragraph" style:parent-style-name="OrgClock">
      <style:text-properties fo:hyphenate="false"/>
    </style:style>
    <style:style style:name="OrgPlanning" style:display-name="OrgPlanning" style:family="paragraph" style:parent-style-name="Textbody">
      <style:text-properties fo:hyphenate="false"/>
    </style:style>
    <style:style style:name="OrgFixedWidthBlock" style:display-name="OrgFixedWidthBlock" style:family="paragraph" style:parent-style-name="PreformattedText">
      <style:paragraph-properties fo:border="0.0034in solid #000000" fo:padding="0.0138in" style:shadow="none" fo:background-color="#C0C0C0">
        <style:background-fill draw:fill="solid" draw:fill-color="#C0C0C0"/>
      </style:paragraph-properties>
      <style:text-properties fo:hyphenate="false"/>
    </style:style>
    <style:style style:name="OrgFixedWidthBlockLastLine" style:display-name="OrgFixedWidthBlockLastLine" style:family="paragraph" style:parent-style-name="OrgFixedWidthBlock">
      <style:paragraph-properties fo:margin-bottom="0.0826in"/>
      <style:text-properties fo:hyphenate="false"/>
    </style:style>
    <style:style style:name="OrgSrcBlockLastLine" style:display-name="OrgSrcBlockLastLine" style:family="paragraph">
      <style:paragraph-properties fo:margin-bottom="0.0826in"/>
      <style:text-properties fo:hyphenate="false"/>
    </style:style>
    <style:style style:name="OrgCenter" style:display-name="OrgCenter" style:family="paragraph" style:parent-style-name="Textbody">
      <style:paragraph-properties fo:text-align="center"/>
      <style:text-properties fo:hyphenate="false"/>
    </style:style>
    <style:style style:name="OrgFootnoteCenter" style:display-name="OrgFootnoteCenter" style:family="paragraph" style:parent-style-name="Footnote">
      <style:paragraph-properties fo:text-align="center"/>
      <style:text-properties fo:hyphenate="false"/>
    </style:style>
    <style:style style:name="OrgTableContents" style:display-name="OrgTableContents" style:family="paragraph" style:parent-style-name="Textbody">
      <style:text-properties fo:hyphenate="false"/>
    </style:style>
    <style:style style:name="OrgTableHeading" style:display-name="OrgTableHeading" style:family="paragraph" style:parent-style-name="OrgTableContents">
      <style:paragraph-properties text:number-lines="false" fo:text-align="center"/>
      <style:text-properties fo:font-weight="bold" style:font-weight-asian="bold" style:font-weight-complex="bold" fo:hyphenate="false"/>
    </style:style>
    <style:style style:name="OrgTableHeadingLeft" style:display-name="OrgTableHeadingLeft" style:family="paragraph" style:parent-style-name="OrgTableHeading">
      <style:paragraph-properties fo:text-align="start"/>
      <style:text-properties fo:hyphenate="false"/>
    </style:style>
    <style:style style:name="OrgTableHeadingRight" style:display-name="OrgTableHeadingRight" style:family="paragraph" style:parent-style-name="OrgTableHeading">
      <style:paragraph-properties fo:text-align="end"/>
      <style:text-properties fo:hyphenate="false"/>
    </style:style>
    <style:style style:name="OrgTableHeadingCenter" style:display-name="OrgTableHeadingCenter" style:family="paragraph" style:parent-style-name="OrgTableHeading">
      <style:text-properties fo:hyphenate="false"/>
    </style:style>
    <style:style style:name="OrgTableContentsLeft" style:display-name="OrgTableContentsLeft" style:family="paragraph" style:parent-style-name="OrgTableContents">
      <style:text-properties fo:hyphenate="false"/>
    </style:style>
    <style:style style:name="OrgTableContentsRight" style:display-name="OrgTableContentsRight" style:family="paragraph" style:parent-style-name="OrgTableContents">
      <style:paragraph-properties fo:text-align="end"/>
      <style:text-properties fo:hyphenate="false"/>
    </style:style>
    <style:style style:name="OrgTableContentsCenter" style:display-name="OrgTableContentsCenter" style:family="paragraph" style:parent-style-name="OrgTableContents">
      <style:paragraph-properties fo:text-align="center"/>
      <style:text-properties fo:hyphenate="false"/>
    </style:style>
    <style:style style:name="Textbodybold" style:display-name="Text body bold" style:family="paragraph" style:parent-style-name="Textbody" style:next-style-name="Textbody">
      <style:text-properties fo:font-weight="bold" style:font-weight-asian="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igure" style:display-name="Figure" style:family="paragraph" style:parent-style-name="Caption">
      <style:text-properties fo:hyphenate="false"/>
    </style:style>
    <style:style style:name="IllustrationIndexHeading" style:display-name="Illustration 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Table" style:display-name="Table" style:family="paragraph" style:parent-style-name="Caption">
      <style:paragraph-properties fo:text-align="center"/>
      <style:text-properties fo:hyphenate="false"/>
    </style:style>
    <style:style style:name="Listing" style:display-name="Listing" style:family="paragraph" style:parent-style-name="Caption">
      <style:paragraph-properties fo:keep-with-next="always"/>
      <style:text-properties fo:hyphenate="false"/>
    </style:style>
    <style:style style:name="HorizontalLine" style:display-name="Horizontal Line" style:family="paragraph" style:parent-style-name="Standard" style:next-style-name="Textbody">
      <style:paragraph-properties text:number-lines="false" fo:margin-bottom="0.0826in"/>
      <style:text-properties fo:font-size="6pt" style:font-size-asian="6pt" style:font-size-complex="6pt" fo:hyphenate="false"/>
    </style:style>
    <style:style style:name="Emphasis" style:display-name="Emphasis" style:family="text">
      <style:text-properties fo:font-style="italic" style:font-style-asian="italic" style:font-style-complex="italic"/>
    </style:style>
    <style:style style:name="Underline" style:display-name="Underline" style:family="text">
      <style:text-properties fo:background-color="transparent" style:text-underline-type="single" style:text-underline-style="solid" style:text-underline-width="auto" style:text-underline-mode="continuous" style:text-underline-color="font-color"/>
    </style:style>
    <style:style style:name="Strikethrough" style:display-name="Strikethrough" style:family="text">
      <style:text-properties style:text-line-through-style="solid" style:text-line-through-width="auto" style:text-line-through-color="font-color" style:text-line-through-mode="continuous" style:text-line-through-type="single"/>
    </style:style>
    <style:style style:name="SourceText" style:display-name="Source Text" style:family="text">
      <style:text-properties style:font-name="Courier New" style:font-name-asian="NSimSun" style:font-name-complex="Courier New" fo:background-color="transparent"/>
    </style:style>
    <style:style style:name="Citation" style:display-name="Citation" style:family="text">
      <style:text-properties fo:font-style="italic" style:font-style-asian="italic" style:font-style-complex="italic"/>
    </style:style>
    <style:style style:name="Example" style:display-name="Example" style:family="text">
      <style:text-properties style:font-name="Courier New" style:font-name-asian="NSimSun" style:font-name-complex="Courier New" fo:background-color="transparent"/>
    </style:style>
    <style:style style:name="OrgCode" style:display-name="OrgCode" style:family="text" style:parent-style-name="SourceText">
      <style:text-properties style:font-name="Courier New" style:font-name-asian="NSimSun" style:font-name-complex="Courier New" fo:background-color="transparent"/>
    </style:style>
    <style:style style:name="OrgTodo" style:display-name="OrgTodo" style:family="text"/>
    <style:style style:name="OrgDone" style:display-name="OrgDone" style:family="text"/>
    <style:style style:name="OrgTag" style:display-name="OrgTag" style:family="text">
      <style:text-properties fo:font-variant="small-caps" fo:background-color="transparent"/>
    </style:style>
    <style:style style:name="OrgTags" style:display-name="OrgTags" style:family="text"/>
    <style:style style:name="OrgPriority" style:display-name="OrgPriority" style:family="text"/>
    <style:style style:name="OrgPriority-A" style:display-name="OrgPriority-A" style:family="text" style:parent-style-name="OrgPriority"/>
    <style:style style:name="OrgPriority-B" style:display-name="OrgPriority-B" style:family="text" style:parent-style-name="OrgPriority"/>
    <style:style style:name="OrgPriority-C" style:display-name="OrgPriority-C" style:family="text" style:parent-style-name="OrgPriority"/>
    <style:style style:name="OrgTimestamp" style:display-name="OrgTimestamp" style:family="text">
      <style:text-properties style:font-name="Courier New" style:font-name-asian="NSimSun" style:font-name-complex="Courier New" fo:background-color="transparent"/>
    </style:style>
    <style:style style:name="OrgActiveTimestamp" style:display-name="OrgActiveTimestamp" style:family="text" style:parent-style-name="OrgTimestamp">
      <style:text-properties style:font-name="Courier New" style:font-name-asian="NSimSun" style:font-name-complex="Courier New" fo:background-color="transparent"/>
    </style:style>
    <style:style style:name="OrgInactiveTimestamp" style:display-name="OrgInactiveTimestamp" style:family="text" style:parent-style-name="OrgTimestamp">
      <style:text-properties style:font-name="Courier New" style:font-name-asian="NSimSun" style:font-name-complex="Courier New" fo:background-color="transparent"/>
    </style:style>
    <style:style style:name="OrgTimestampKeyword" style:display-name="OrgTimestampKeyword" style:family="text">
      <style:text-properties fo:font-weight="bold" style:font-weight-asian="bold" style:use-window-font-color="true"/>
    </style:style>
    <style:style style:name="OrgScheduledKeyword" style:display-name="OrgScheduledKeyword" style:family="text" style:parent-style-name="OrgTimestampKeyword">
      <style:text-properties fo:font-weight="bold" style:font-weight-asian="bold" style:use-window-font-color="true"/>
    </style:style>
    <style:style style:name="OrgDeadlineKeyword" style:display-name="OrgDeadlineKeyword" style:family="text" style:parent-style-name="OrgTimestampKeyword">
      <style:text-properties fo:font-weight="bold" style:font-weight-asian="bold" style:use-window-font-color="true"/>
    </style:style>
    <style:style style:name="OrgClockKeyword" style:display-name="OrgClockKeyword" style:family="text" style:parent-style-name="OrgTimestampKeyword">
      <style:text-properties fo:font-weight="bold" style:font-weight-asian="bold" style:use-window-font-color="true"/>
    </style:style>
    <style:style style:name="OrgClosedKeyword" style:display-name="OrgClosedKeyword" style:family="text" style:parent-style-name="OrgTimestampKeyword">
      <style:text-properties fo:font-weight="bold" style:font-weight-asian="bold" style:use-window-font-color="true"/>
    </style:style>
    <style:style style:name="OrgTimestampWrapper" style:display-name="OrgTimestampWrapper" style:family="text"/>
    <style:style style:name="OrgTarget" style:display-name="OrgTarget" style:family="text"/>
    <style:style style:name="Bold" style:display-name="Bold" style:family="text">
      <style:text-properties fo:font-weight="bold" style:font-weight-asian="bold"/>
    </style:style>
    <style:style style:name="NumberingSymbols" style:display-name="Numbering Symbols" style:family="text"/>
    <style:style style:name="FootnoteSymbol" style:display-name="Footnote Symbol" style:family="text"/>
    <style:style style:name="Footnoteanchor" style:display-name="Footnote anchor" style:family="text">
      <style:text-properties style:text-position="super 66.6%"/>
    </style:style>
    <style:style style:name="OrgSuperscript" style:display-name="OrgSuperscript" style:family="text">
      <style:text-properties style:text-position="super 66.6%"/>
    </style:style>
    <style:style style:name="OrgSubscript" style:display-name="OrgSubscript" style:family="text">
      <style:text-properties style:text-position="sub 66.6%"/>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OrgInlineTaskHeading" style:display-name="OrgInlineTaskHeading" style:family="paragraph" style:parent-style-name="Caption" style:next-style-name="Textbody">
      <style:text-properties fo:font-weight="bold" style:font-weight-asian="bold" fo:font-style="normal" style:font-style-asian="normal" fo:hyphenate="false"/>
    </style:style>
    <text:list-style style:name="Numbering1" style:display-name="Numbering 1">
      <text:list-level-style-number text:level="1" style:num-suffix="." style:num-list-format-name="NLF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list-format-name="NLF1"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list-format-name="NLF1"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list-format-name="NLF1"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list-format-name="NLF1"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list-format-name="NLF1"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list-format-name="NLF1"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list-format-name="NLF1"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list-format-name="NLF1"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3LVL1" style:family="text">
      <style:text-properties style:font-name="OpenSymbol"/>
    </style:style>
    <style:style style:name="WW_CharLFO3LVL2" style:family="text">
      <style:text-properties style:font-name="OpenSymbol"/>
    </style:style>
    <style:style style:name="WW_CharLFO3LVL3" style:family="text">
      <style:text-properties style:font-name="OpenSymbol"/>
    </style:style>
    <style:style style:name="WW_CharLFO3LVL4" style:family="text">
      <style:text-properties style:font-name="OpenSymbol"/>
    </style:style>
    <style:style style:name="WW_CharLFO3LVL5" style:family="text">
      <style:text-properties style:font-name="OpenSymbol"/>
    </style:style>
    <style:style style:name="WW_CharLFO3LVL6" style:family="text">
      <style:text-properties style:font-name="OpenSymbol"/>
    </style:style>
    <style:style style:name="WW_CharLFO3LVL7" style:family="text">
      <style:text-properties style:font-name="OpenSymbol"/>
    </style:style>
    <style:style style:name="WW_CharLFO3LVL8" style:family="text">
      <style:text-properties style:font-name="OpenSymbol"/>
    </style:style>
    <style:style style:name="WW_CharLFO3LVL9" style:family="text">
      <style:text-properties style:font-name="OpenSymbol"/>
    </style:style>
    <text:list-style style:name="List1" style:display-name="List 1">
      <text:list-level-style-bullet text:level="1" text:style-name="WW_CharLFO3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3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3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3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3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3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3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3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3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text:list-style style:name="OrgNumberedList" style:display-name="OrgNumbered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OrgBulletedList" style:display-name="OrgBulletedList">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bullet-char="•">
        <style:list-level-properties text:space-before="1in" text:min-label-width="0.25in" text:list-level-position-and-space-mode="label-alignment">
          <style:list-level-label-alignment text:label-followed-by="listtab" fo:margin-left="1.25in" fo:text-indent="-0.25in"/>
        </style:list-level-properties>
      </text:list-level-style-bullet>
      <text:list-level-style-bullet text:level="5"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6" text:bullet-char="•">
        <style:list-level-properties text:space-before="1.5in" text:min-label-width="0.25in" text:list-level-position-and-space-mode="label-alignment">
          <style:list-level-label-alignment text:label-followed-by="listtab" fo:margin-left="1.75in" fo:text-indent="-0.25in"/>
        </style:list-level-properties>
      </text:list-level-style-bullet>
      <text:list-level-style-bullet text:level="7"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8" text:bullet-char="•">
        <style:list-level-properties text:space-before="2in" text:min-label-width="0.25in" text:list-level-position-and-space-mode="label-alignment">
          <style:list-level-label-alignment text:label-followed-by="listtab" fo:margin-left="2.25in" fo:text-indent="-0.25in"/>
        </style:list-level-properties>
      </text:list-level-style-bullet>
      <text:list-level-style-bullet text:level="9"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style>
    <text:list-style style:name="OrgDescriptionList" style:display-name="OrgDescriptionList">
      <text:list-level-style-number text:level="1" style:num-list-format-name="NLF2" style:num-format="">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list-format-name="NLF2" style:num-format="">
        <style:list-level-properties text:space-before="0.5in" text:min-label-width="0in" text:list-level-position-and-space-mode="label-alignment">
          <style:list-level-label-alignment text:label-followed-by="listtab" fo:margin-left="0.5in" fo:text-indent="0in"/>
        </style:list-level-properties>
      </text:list-level-style-number>
      <text:list-level-style-number text:level="3" style:num-list-format-name="NLF2" style:num-format="">
        <style:list-level-properties text:space-before="0.75in" text:min-label-width="0in" text:list-level-position-and-space-mode="label-alignment">
          <style:list-level-label-alignment text:label-followed-by="listtab" fo:margin-left="0.75in" fo:text-indent="0in"/>
        </style:list-level-properties>
      </text:list-level-style-number>
      <text:list-level-style-number text:level="4" style:num-list-format-name="NLF2" style:num-format="">
        <style:list-level-properties text:space-before="1in" text:min-label-width="0in" text:list-level-position-and-space-mode="label-alignment">
          <style:list-level-label-alignment text:label-followed-by="listtab" fo:margin-left="1in" fo:text-indent="0in"/>
        </style:list-level-properties>
      </text:list-level-style-number>
      <text:list-level-style-number text:level="5" style:num-list-format-name="NLF2" style:num-format="">
        <style:list-level-properties text:space-before="1.25in" text:min-label-width="0in" text:list-level-position-and-space-mode="label-alignment">
          <style:list-level-label-alignment text:label-followed-by="listtab" fo:margin-left="1.25in" fo:text-indent="0in"/>
        </style:list-level-properties>
      </text:list-level-style-number>
      <text:list-level-style-number text:level="6" style:num-list-format-name="NLF2" style:num-format="">
        <style:list-level-properties text:space-before="1.5in" text:min-label-width="0in" text:list-level-position-and-space-mode="label-alignment">
          <style:list-level-label-alignment text:label-followed-by="listtab" fo:margin-left="1.5in" fo:text-indent="0in"/>
        </style:list-level-properties>
      </text:list-level-style-number>
      <text:list-level-style-number text:level="7" style:num-list-format-name="NLF2" style:num-format="">
        <style:list-level-properties text:space-before="1.75in" text:min-label-width="0in" text:list-level-position-and-space-mode="label-alignment">
          <style:list-level-label-alignment text:label-followed-by="listtab" fo:margin-left="1.75in" fo:text-indent="0in"/>
        </style:list-level-properties>
      </text:list-level-style-number>
      <text:list-level-style-number text:level="8" style:num-list-format-name="NLF2" style:num-format="">
        <style:list-level-properties text:space-before="2in" text:min-label-width="0in" text:list-level-position-and-space-mode="label-alignment">
          <style:list-level-label-alignment text:label-followed-by="listtab" fo:margin-left="2in" fo:text-indent="0in"/>
        </style:list-level-properties>
      </text:list-level-style-number>
      <text:list-level-style-number text:level="9" style:num-list-format-name="NLF2" style:num-format="">
        <style:list-level-properties text:space-before="2.25in" text:min-label-width="0in" text:list-level-position-and-space-mode="label-alignment">
          <style:list-level-label-alignment text:label-followed-by="listtab" fo:margin-left="2.25in" fo:text-indent="0in"/>
        </style:list-level-properties>
      </text:list-level-style-number>
    </text:list-style>
    <text:list-style style:name="OrgSrcBlockNumberedLine" style:display-name="OrgSrcBlockNumberedLine">
      <text:list-level-style-number text:level="1" style:num-list-format-name="NLF2"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2" style:num-format="1">
        <style:list-level-properties fo:text-align="end" text:space-before="0.5in" text:min-label-width="0.25in" text:list-level-position-and-space-mode="label-alignment">
          <style:list-level-label-alignment text:label-followed-by="listtab" fo:margin-left="0.75in" fo:text-indent="-0.25in"/>
        </style:list-level-properties>
      </text:list-level-style-number>
      <text:list-level-style-number text:level="3" style:num-list-format-name="NLF2" style:num-format="1">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4" style:num-list-format-name="NLF2" style:num-format="1">
        <style:list-level-properties fo:text-align="end" text:space-before="1in" text:min-label-width="0.25in" text:list-level-position-and-space-mode="label-alignment">
          <style:list-level-label-alignment text:label-followed-by="listtab" fo:margin-left="1.25in" fo:text-indent="-0.25in"/>
        </style:list-level-properties>
      </text:list-level-style-number>
      <text:list-level-style-number text:level="5" style:num-list-format-name="NLF2" style:num-format="1">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6" style:num-list-format-name="NLF2" style:num-format="1">
        <style:list-level-properties fo:text-align="end" text:space-before="1.5in" text:min-label-width="0.25in" text:list-level-position-and-space-mode="label-alignment">
          <style:list-level-label-alignment text:label-followed-by="listtab" fo:margin-left="1.75in" fo:text-indent="-0.25in"/>
        </style:list-level-properties>
      </text:list-level-style-number>
      <text:list-level-style-number text:level="7" style:num-list-format-name="NLF2" style:num-format="1">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8" style:num-list-format-name="NLF2" style:num-format="1">
        <style:list-level-properties fo:text-align="end" text:space-before="2in" text:min-label-width="0.25in" text:list-level-position-and-space-mode="label-alignment">
          <style:list-level-label-alignment text:label-followed-by="listtab" fo:margin-left="2.25in" fo:text-indent="-0.25in"/>
        </style:list-level-properties>
      </text:list-level-style-number>
      <text:list-level-style-number text:level="9" style:num-list-format-name="NLF2" style:num-format="1">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suffix=". "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suffix=". "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suffix=". "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suffix=". "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 </number:text>
      <number:num-list-label text:level="2"/>
      <number:text>%1%.%2%. </number:text>
      <number:num-list-label text:level="3"/>
      <number:text>%1%.%2%.%3%. </number:text>
      <number:num-list-label text:level="4"/>
      <number:text>%1%.%2%.%3%.%4%. </number:text>
      <number:num-list-label text:level="5"/>
      <number:text>%1%.%2%.%3%.%4%.%5%. </number:text>
      <number:num-list-label text:level="6"/>
      <number:text>%1%.%2%.%3%.%4%.%5%.%6%. </number:text>
      <number:num-list-label text:level="7"/>
      <number:text>%1%.%2%.%3%.%4%.%5%.%6%.%7%. </number:text>
      <number:num-list-label text:level="8"/>
      <number:text>%1%.%2%.%3%.%4%.%5%.%6%.%7%.%8%. </number:text>
      <number:num-list-label text:level="9"/>
      <number:text>%1%.%2%.%3%.%4%.%5%.%6%.%7%.%8%.%9%. </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361in"/>
      </style:footer-style>
    </style:page-layout>
    <style:style style:name="P2" style:parent-style-name="Normal"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subject/>
    <meta:initial-creator>fcalado</meta:initial-creator>
    <dc:creator>fcalado</dc:creator>
    <meta:creation-date>2025-05-27T15:04:00Z</meta:creation-date>
    <dc:date>2025-05-27T19:07:00Z</dc:date>
    <meta:template xlink:href="Normal.dotm" xlink:type="simple"/>
    <meta:editing-cycles>2</meta:editing-cycles>
    <meta:editing-duration>PT180S</meta:editing-duration>
    <meta:document-statistic meta:page-count="6" meta:paragraph-count="19" meta:word-count="1464" meta:character-count="9791" meta:row-count="69" meta:non-whitespace-character-count="8346"/>
  </office:meta>
</office:document-meta>
</file>